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textarea-horizontal-align="justify" draw:textarea-vertical-align="middle" draw:auto-grow-height="false"/>
    </style:style>
    <style:style style:name="gr2" style:family="graphic">
      <style:graphic-properties draw:marker-start="" draw:marker-end="Arrow" draw:textarea-horizontal-align="center" draw:textarea-vertical-align="middle"/>
    </style:style>
    <style:style style:name="gr3" style:family="graphic">
      <style:graphic-properties draw:marker-end="Arrow" draw:textarea-horizontal-align="center" draw:textarea-vertical-align="middl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4"/>
          <table:table-cell table:style-name="ce1" office:value-type="string">
            <text:p>Structure de la messagerie et du forum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>
            <draw:custom-shape table:end-cell-address="Feuille1.C6" table:end-x="1.827cm" table:end-y="0.173cm" draw:z-index="0" draw:style-name="gr1" draw:text-style-name="P1" svg:width="1.528cm" svg:height="0.641cm" svg:x="0.299cm" svg:y="0.432cm">
              <text:p text:style-name="P1">forum</text:p>
              <draw:enhanced-geometry svg:viewBox="0 0 21600 21600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Feuille1.H6" table:end-x="0.8cm" table:end-y="0.172cm" draw:z-index="52" draw:style-name="gr1" draw:text-style-name="P1" svg:width="1.895cm" svg:height="0.641cm" svg:x="1.163cm" svg:y="0.431cm">
              <text:p text:style-name="P1">messagerie</text:p>
              <draw:enhanced-geometry svg:viewBox="0 0 21600 21600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>
            <draw:line table:end-cell-address="Feuille1.C7" table:end-x="0.93cm" table:end-y="0.398cm" draw:z-index="10" draw:style-name="gr2" draw:text-style-name="P1" svg:x1="0.93cm" svg:y1="0.174cm" svg:x2="0.897cm" svg:y2="0.848cm">
              <text:p/>
            </draw:line>
          </table:table-cell>
          <table:table-cell table:number-columns-repeated="3"/>
          <table:table-cell>
            <draw:line table:end-cell-address="Feuille1.G7" table:end-x="2.161cm" table:end-y="0.397cm" draw:z-index="35" draw:style-name="gr2" draw:text-style-name="P1" svg:x1="2.161cm" svg:y1="0.173cm" svg:x2="2.128cm" svg:y2="0.847cm">
              <text:p/>
            </draw:line>
          </table:table-cell>
          <table:table-cell table:number-columns-repeated="6"/>
        </table:table-row>
        <table:table-row table:style-name="ro1">
          <table:table-cell table:number-columns-repeated="2"/>
          <table:table-cell>
            <draw:custom-shape table:end-cell-address="Feuille1.C9" table:end-x="1.96cm" table:end-y="0.139cm" draw:z-index="1" draw:style-name="gr1" svg:width="1.559cm" svg:height="0.642cm" svg:x="0.401cm" svg:y="0.397cm">
              <text:p text:style-name="P1">fils</text:p>
              <draw:enhanced-geometry svg:viewBox="0 0 21600 21600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Feuille1.H9" table:end-x="1.064cm" table:end-y="0.138cm" draw:z-index="27" draw:style-name="gr1" svg:width="2.258cm" svg:height="0.642cm" svg:x="1.064cm" svg:y="0.396cm">
              <text:p text:style-name="P1">discussions</text:p>
              <draw:enhanced-geometry svg:viewBox="0 0 21600 21600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>
            <draw:line table:end-cell-address="Feuille1.C10" table:end-x="0.997cm" table:end-y="0.396cm" draw:z-index="11" draw:style-name="gr3" draw:text-style-name="P1" svg:x1="0.997cm" svg:y1="0.172cm" svg:x2="0.964cm" svg:y2="0.846cm">
              <text:p/>
            </draw:line>
          </table:table-cell>
          <table:table-cell table:number-columns-repeated="3"/>
          <table:table-cell>
            <draw:line table:end-cell-address="Feuille1.G10" table:end-x="2.228cm" table:end-y="0.395cm" draw:z-index="36" draw:style-name="gr3" draw:text-style-name="P1" svg:x1="2.228cm" svg:y1="0.171cm" svg:x2="2.195cm" svg:y2="0.845cm">
              <text:p/>
            </draw:line>
          </table:table-cell>
          <table:table-cell table:number-columns-repeated="6"/>
        </table:table-row>
        <table:table-row table:style-name="ro1">
          <table:table-cell table:number-columns-repeated="2"/>
          <table:table-cell>
            <draw:custom-shape table:end-cell-address="Feuille1.C12" table:end-x="2.026cm" table:end-y="0.14cm" draw:z-index="2" draw:style-name="gr1" svg:width="1.726cm" svg:height="0.642cm" svg:x="0.3cm" svg:y="0.397cm">
              <text:p text:style-name="P1">fil</text:p>
              <draw:enhanced-geometry svg:viewBox="0 0 21600 21600" draw:glue-points="10800 0 0 10800 10800 21600 21600 10800" draw:type="flowchart-process" draw:enhanced-path="M 0 0 L 21600 0 21600 21600 0 21600 0 0 Z N"/>
            </draw:custom-shape>
          </table:table-cell>
          <table:table-cell/>
          <table:table-cell>
            <draw:custom-shape table:end-cell-address="Feuille1.F12" table:end-x="1.564cm" table:end-y="0.173cm" draw:z-index="31" draw:style-name="gr1" draw:text-style-name="P1" svg:width="1.795cm" svg:height="0.836cm" svg:x="2.027cm" svg:y="0.236cm">
              <text:p text:style-name="P1">Thème ?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/>
          <table:table-cell>
            <draw:custom-shape table:end-cell-address="Feuille1.H12" table:end-x="0.999cm" table:end-y="0.139cm" draw:z-index="28" draw:style-name="gr1" svg:width="1.961cm" svg:height="0.642cm" svg:x="1.296cm" svg:y="0.396cm">
              <text:p text:style-name="P1">discussion</text:p>
              <draw:enhanced-geometry svg:viewBox="0 0 21600 21600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6"/>
        </table:table-row>
        <table:table-row table:style-name="ro1">
          <table:table-cell>
            <draw:custom-shape table:end-cell-address="Feuille1.B13" table:end-x="0.864cm" table:end-y="0.335cm" draw:z-index="5" draw:style-name="gr1" draw:text-style-name="P1" svg:width="1.462cm" svg:height="0.836cm" svg:x="1.66cm" svg:y="0.398cm">
              <text:p text:style-name="P1">thèm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2"/>
          <table:table-cell>
            <draw:custom-shape table:end-cell-address="Feuille1.E13" table:end-x="0.633cm" table:end-y="0.366cm" draw:z-index="7" draw:style-name="gr1" draw:text-style-name="P1" svg:width="1.694cm" svg:height="0.9cm" svg:x="1.197cm" svg:y="0.365cm">
              <text:p text:style-name="P1">auteur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/>
          <table:table-cell>
            <draw:line table:end-cell-address="Feuille1.G11" table:end-x="1.296cm" table:end-y="0.237cm" draw:z-index="39" draw:style-name="gr3" draw:text-style-name="P1" svg:x1="3.554cm" svg:y1="0.237cm" svg:x2="1.562cm" svg:y2="0.205cm">
              <text:p/>
            </draw:line>
          </table:table-cell>
          <table:table-cell table:number-columns-repeated="4"/>
          <table:table-cell>
            <draw:custom-shape table:end-cell-address="Feuille1.L12" table:end-x="1.694cm" table:end-y="0.366cm" draw:z-index="58" draw:style-name="gr1" svg:width="2.822cm" svg:height="0.642cm" svg:x="1.13cm" svg:y="0.173cm">
              <text:p text:style-name="P1">commentaires</text:p>
              <draw:enhanced-geometry svg:viewBox="0 0 21600 21600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2"/>
        </table:table-row>
        <table:table-row table:style-name="ro1">
          <table:table-cell/>
          <table:table-cell>
            <draw:line table:end-cell-address="Feuille1.C12" table:end-x="0.731cm" table:end-y="0.334cm" draw:z-index="14" draw:style-name="gr3" draw:text-style-name="P1" svg:x1="2.989cm" svg:y1="0.109cm" svg:x2="0.864cm" svg:y2="0.334cm">
              <text:p/>
            </draw:line>
            <draw:line table:end-cell-address="Feuille1.C13" table:end-x="0.831cm" table:end-y="0.398cm" draw:z-index="15" draw:style-name="gr3" draw:text-style-name="P1" svg:x1="3.089cm" svg:y1="0.109cm" svg:x2="1.926cm" svg:y2="0.848cm">
              <text:p/>
            </draw:line>
          </table:table-cell>
          <table:table-cell>
            <draw:line table:end-cell-address="Feuille1.C15" table:end-x="0.963cm" table:end-y="0.209cm" draw:z-index="12" draw:style-name="gr3" draw:text-style-name="P1" svg:x1="0.963cm" svg:y1="0.145cm" svg:x2="0.963cm" svg:y2="1.559cm">
              <text:p/>
            </draw:line>
            <draw:line table:end-cell-address="Feuille1.D14" table:end-x="0.2cm" table:end-y="0.045cm" draw:z-index="16" draw:style-name="gr3" draw:text-style-name="P1" svg:x1="1.262cm" svg:y1="0.173cm" svg:x2="2.458cm" svg:y2="0.945cm">
              <text:p/>
            </draw:line>
            <draw:line table:end-cell-address="Feuille1.D12" table:end-x="1.196cm" table:end-y="0.27cm" draw:z-index="17" draw:style-name="gr3" draw:text-style-name="P1" svg:x1="1.694cm" svg:y1="0.173cm" svg:x2="3.454cm" svg:y2="0.27cm">
              <text:p/>
            </draw:line>
          </table:table-cell>
          <table:table-cell table:number-columns-repeated="3"/>
          <table:table-cell>
            <draw:line table:end-cell-address="Feuille1.G17" table:end-x="2.194cm" table:end-y="0.301cm" draw:z-index="37" draw:style-name="gr3" draw:text-style-name="P1" svg:x1="2.194cm" svg:y1="0.144cm" svg:x2="2.194cm" svg:y2="2.551cm">
              <text:p/>
            </draw:line>
            <draw:line table:end-cell-address="Feuille1.G15" table:end-x="2.062cm" table:end-y="0.012cm" draw:z-index="40" draw:style-name="gr3" draw:text-style-name="P1" svg:x1="2.062cm" svg:y1="0.108cm" svg:x2="1.031cm" svg:y2="1.362cm">
              <text:p/>
            </draw:line>
            <draw:line table:end-cell-address="Feuille1.G14" table:end-x="1.764cm" table:end-y="0.045cm" draw:z-index="54" draw:style-name="gr3" draw:text-style-name="P1" svg:x1="1.764cm" svg:y1="0.141cm" svg:x2="0.134cm" svg:y2="0.945cm">
              <text:p/>
            </draw:line>
          </table:table-cell>
          <table:table-cell>
            <draw:line table:end-cell-address="Feuille1.H15" table:end-x="1.628cm" table:end-y="0.012cm" draw:z-index="41" draw:style-name="gr3" draw:text-style-name="P1" svg:x1="0.235cm" svg:y1="0.172cm" svg:x2="1.628cm" svg:y2="1.362cm">
              <text:p/>
            </draw:line>
            <draw:line table:end-cell-address="Feuille1.I13" table:end-x="0.266cm" table:end-y="0.27cm" draw:z-index="42" draw:style-name="gr3" draw:text-style-name="P1" svg:x1="0.667cm" svg:y1="0.172cm" svg:x2="2.525cm" svg:y2="0.72cm">
              <text:p/>
            </draw:line>
          </table:table-cell>
          <table:table-cell table:number-columns-repeated="3"/>
          <table:table-cell>
            <draw:line table:end-cell-address="Feuille1.L15" table:end-x="0.301cm" table:end-y="0.435cm" draw:z-index="63" draw:style-name="gr3" draw:text-style-name="P1" svg:x1="0.301cm" svg:y1="0.371cm" svg:x2="0.301cm" svg:y2="1.785cm">
              <text:p/>
            </draw:line>
            <draw:line table:end-cell-address="Feuille1.L14" table:end-x="1.796cm" table:end-y="0.271cm" draw:z-index="65" draw:style-name="gr3" draw:text-style-name="P1" svg:x1="0.6cm" svg:y1="0.399cm" svg:x2="1.796cm" svg:y2="1.171cm">
              <text:p/>
            </draw:line>
          </table:table-cell>
          <table:table-cell/>
        </table:table-row>
        <table:table-row table:style-name="ro1">
          <table:table-cell/>
          <table:table-cell>
            <draw:custom-shape table:end-cell-address="Feuille1.B15" table:end-x="2.092cm" table:end-y="0.141cm" draw:z-index="6" draw:style-name="gr1" draw:text-style-name="P1" svg:width="1.328cm" svg:height="0.804cm" svg:x="0.764cm" svg:y="0.237cm">
              <text:p text:style-name="P1">titre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Feuille1.D15" table:end-x="1.428cm" table:end-y="0.205cm" draw:z-index="8" draw:style-name="gr1" draw:text-style-name="P1" svg:width="1.461cm" svg:height="0.803cm" svg:x="2.225cm" svg:y="0.302cm">
              <text:p text:style-name="P1">dat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2"/>
          <table:table-cell>
            <draw:custom-shape table:end-cell-address="Feuille1.G15" table:end-x="0.167cm" table:end-y="0.076cm" draw:z-index="53" draw:style-name="gr1" draw:text-style-name="P1" svg:width="2.225cm" svg:height="0.835cm" svg:x="0.2cm" svg:y="0.141cm">
              <text:p text:style-name="P1">destinataire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2"/>
          <table:table-cell>
            <draw:custom-shape table:end-cell-address="Feuille1.J15" table:end-x="0.233cm" table:end-y="0.075cm" draw:z-index="33" draw:style-name="gr1" draw:text-style-name="P1" svg:width="2.322cm" svg:height="0.9cm" svg:x="0.169cm" svg:y="0.075cm">
              <text:p text:style-name="P1">auteur/exp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4"/>
        </table:table-row>
        <table:table-row table:style-name="ro1">
          <table:table-cell table:number-columns-repeated="5"/>
          <table:table-cell>
            <draw:custom-shape table:end-cell-address="Feuille1.G17" table:end-x="1.729cm" table:end-y="0.237cm" draw:z-index="32" draw:style-name="gr1" draw:text-style-name="P1" svg:width="2.259cm" svg:height="1.19cm" svg:x="1.728cm" svg:y="0.397cm">
              <text:p text:style-name="P1">titre</text:p>
              <text:p text:style-name="P1">discution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5"/>
          <table:table-cell>
            <draw:custom-shape table:end-cell-address="Feuille1.M15" table:end-x="0.766cm" table:end-y="0.431cm" draw:z-index="61" draw:style-name="gr1" draw:text-style-name="P1" svg:width="1.461cm" svg:height="0.803cm" svg:x="1.563cm" svg:y="0.078cm">
              <text:p text:style-name="P1">profil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/>
        </table:table-row>
        <table:table-row table:style-name="ro1">
          <table:table-cell table:number-columns-repeated="2"/>
          <table:table-cell>
            <draw:custom-shape table:end-cell-address="Feuille1.C16" table:end-x="2.125cm" table:end-y="0.39cm" draw:z-index="3" draw:style-name="gr1" draw:text-style-name="P1" svg:width="1.925cm" svg:height="0.642cm" svg:x="0.2cm" svg:y="0.198cm">
              <text:p text:style-name="P1">messages</text:p>
              <draw:enhanced-geometry svg:viewBox="0 0 21600 21600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4"/>
          <table:table-cell>
            <draw:custom-shape table:end-cell-address="Feuille1.I16" table:end-x="0.234cm" table:end-y="0.364cm" draw:z-index="34" draw:style-name="gr1" draw:text-style-name="P1" svg:width="1.461cm" svg:height="0.803cm" svg:x="1.032cm" svg:y="0.011cm">
              <text:p text:style-name="P1">dat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2"/>
          <table:table-cell>
            <draw:custom-shape table:end-cell-address="Feuille1.L17" table:end-x="1.463cm" table:end-y="0.166cm" draw:z-index="59" draw:style-name="gr1" draw:text-style-name="P1" svg:width="1.925cm" svg:height="0.642cm" svg:x="1.796cm" svg:y="0.424cm">
              <text:p text:style-name="P1">messages</text:p>
              <draw:enhanced-geometry svg:viewBox="0 0 21600 21600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>
            <draw:line table:end-cell-address="Feuille1.C18" table:end-x="0.93cm" table:end-y="0.237cm" draw:z-index="13" draw:style-name="gr3" draw:text-style-name="P1" svg:x1="0.897cm" svg:y1="0.013cm" svg:x2="0.93cm" svg:y2="0.687cm">
              <text:p/>
            </draw:line>
          </table:table-cell>
          <table:table-cell table:number-columns-repeated="3"/>
          <table:table-cell>
            <draw:custom-shape table:end-cell-address="Feuille1.H19" table:end-x="1.098cm" table:end-y="0.04cm" draw:z-index="29" draw:style-name="gr1" draw:text-style-name="P1" svg:width="1.925cm" svg:height="0.642cm" svg:x="1.431cm" svg:y="0.297cm">
              <text:p text:style-name="P1">messages</text:p>
              <draw:enhanced-geometry svg:viewBox="0 0 21600 21600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4"/>
          <table:table-cell>
            <draw:line table:end-cell-address="Feuille1.L19" table:end-x="0.268cm" table:end-y="0.014cm" draw:z-index="64" draw:style-name="gr3" draw:text-style-name="P1" svg:x1="0.235cm" svg:y1="0.239cm" svg:x2="0.268cm" svg:y2="0.913cm">
              <text:p/>
            </draw:line>
          </table:table-cell>
          <table:table-cell/>
        </table:table-row>
        <table:table-row table:style-name="ro1">
          <table:table-cell table:number-columns-repeated="2"/>
          <table:table-cell>
            <draw:custom-shape table:end-cell-address="Feuille1.C20" table:end-x="2.026cm" table:end-y="0.006cm" draw:z-index="4" draw:style-name="gr1" draw:text-style-name="P1" svg:width="1.759cm" svg:height="0.642cm" svg:x="0.267cm" svg:y="0.263cm">
              <text:p text:style-name="P1">message</text:p>
              <draw:enhanced-geometry svg:viewBox="0 0 21600 21600" draw:glue-points="10800 0 0 10800 10800 21600 21600 10800" draw:type="flowchart-process" draw:enhanced-path="M 0 0 L 21600 0 21600 21600 0 21600 0 0 Z N"/>
            </draw:custom-shape>
          </table:table-cell>
          <table:table-cell>
            <draw:custom-shape table:end-cell-address="Feuille1.D20" table:end-x="2.193cm" table:end-y="0.238cm" draw:z-index="9" draw:style-name="gr1" svg:width="1.694cm" svg:height="0.9cm" svg:x="0.499cm" svg:y="0.237cm">
              <text:p>répons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9"/>
        </table:table-row>
        <table:table-row table:style-name="ro1">
          <table:table-cell table:number-columns-repeated="2"/>
          <table:table-cell>
            <draw:path table:end-cell-address="Feuille1.D21" table:end-x="0.303cm" table:end-y="0.178cm" draw:z-index="26" draw:style-name="gr3" draw:text-style-name="P1" svg:width="0.971cm" svg:height="0.964cm" draw:transform="skewX (-0.154461638801469) rotate (-0.94701565213313) translate (2.15608075545408cm -0.104294193416264cm)" svg:viewBox="0 0 972 965" svg:d="m0-570 197 140c538 0 548-171 548-171l227-351-180-364-368-80-340 161">
              <text:p/>
            </draw:path>
          </table:table-cell>
          <table:table-cell table:number-columns-repeated="3"/>
          <table:table-cell>
            <draw:line table:end-cell-address="Feuille1.G20" table:end-x="2.161cm" table:end-y="0.337cm" draw:z-index="38" draw:style-name="gr3" draw:text-style-name="P1" svg:x1="2.128cm" svg:y1="0.113cm" svg:x2="2.161cm" svg:y2="0.787cm">
              <text:p/>
            </draw:line>
          </table:table-cell>
          <table:table-cell table:number-columns-repeated="3"/>
          <table:table-cell>
            <draw:custom-shape table:end-cell-address="Feuille1.L20" table:end-x="1.364cm" table:end-y="0.232cm" draw:z-index="60" draw:style-name="gr1" draw:text-style-name="P1" svg:width="1.759cm" svg:height="0.642cm" svg:x="1.863cm" svg:y="0.04cm">
              <text:p text:style-name="P1">message</text:p>
              <draw:enhanced-geometry svg:viewBox="0 0 21600 21600" draw:glue-points="10800 0 0 10800 10800 21600 21600 10800" draw:type="flowchart-process" draw:enhanced-path="M 0 0 L 21600 0 21600 21600 0 21600 0 0 Z N"/>
            </draw:custom-shape>
          </table:table-cell>
          <table:table-cell>
            <draw:custom-shape table:end-cell-address="Feuille1.M21" table:end-x="1.894cm" table:end-y="0.014cm" draw:z-index="62" draw:style-name="gr1" svg:width="2.057cm" svg:height="0.9cm" svg:x="2.095cm" svg:y="0.014cm">
              <text:p>réponse ?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table:end-cell-address="Feuille1.L21" table:end-x="1.899cm" table:end-y="0.404cm" draw:z-index="72" draw:style-name="gr3" draw:text-style-name="P1" svg:width="0.971cm" svg:height="0.964cm" draw:transform="skewX (-0.154461638801469) rotate (-0.94701565213313) translate (1.49408075545408cm 0.121705806583735cm)" svg:viewBox="0 0 972 965" svg:d="m0-32223 197 140c538 0 548-171 548-171l227-350-180-364-368-81-340 161">
              <text:p/>
            </draw:path>
          </table:table-cell>
          <table:table-cell/>
        </table:table-row>
        <table:table-row table:style-name="ro1">
          <table:table-cell>
            <draw:custom-shape table:end-cell-address="Feuille1.B22" table:end-x="1.198cm" table:end-y="0.303cm" draw:z-index="56" draw:style-name="gr1" draw:text-style-name="P1" svg:width="1.462cm" svg:height="0.836cm" svg:x="1.994cm" svg:y="0.367cm">
              <text:p text:style-name="P1">text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line table:end-cell-address="Feuille1.C22" table:end-x="0.733cm" table:end-y="0.269cm" draw:z-index="22" draw:style-name="gr3" draw:text-style-name="P1" svg:x1="2.991cm" svg:y1="0.046cm" svg:x2="1.661cm" svg:y2="1.169cm">
              <text:p/>
            </draw:line>
            <draw:line table:end-cell-address="Feuille1.C21" table:end-x="0.498cm" table:end-y="0.109cm" draw:z-index="57" draw:style-name="gr3" draw:text-style-name="P1" svg:x1="2.756cm" svg:y1="0.045cm" svg:x2="1.129cm" svg:y2="0.559cm">
              <text:p/>
            </draw:line>
          </table:table-cell>
          <table:table-cell>
            <draw:line table:end-cell-address="Feuille1.C23" table:end-x="0.93cm" table:end-y="0.109cm" draw:z-index="23" draw:style-name="gr3" draw:text-style-name="P1" svg:x1="0.93cm" svg:y1="0.109cm" svg:x2="0.797cm" svg:y2="1.459cm">
              <text:p/>
            </draw:line>
            <draw:line table:end-cell-address="Feuille1.C22" table:end-x="2.159cm" table:end-y="0.398cm" draw:z-index="24" draw:style-name="gr3" draw:text-style-name="P1" svg:x1="0.93cm" svg:y1="0.045cm" svg:x2="2.159cm" svg:y2="1.298cm">
              <text:p/>
            </draw:line>
            <draw:line table:end-cell-address="Feuille1.D21" table:end-x="1.03cm" table:end-y="0.366cm" draw:z-index="25" draw:style-name="gr3" draw:text-style-name="P1" svg:x1="1.129cm" svg:y1="0.045cm" svg:x2="3.288cm" svg:y2="0.816cm">
              <text:p/>
            </draw:line>
          </table:table-cell>
          <table:table-cell table:number-columns-repeated="3"/>
          <table:table-cell>
            <draw:custom-shape table:end-cell-address="Feuille1.H22" table:end-x="0.999cm" table:end-y="0.105cm" draw:z-index="30" draw:style-name="gr1" draw:text-style-name="P1" svg:width="1.759cm" svg:height="0.642cm" svg:x="1.498cm" svg:y="0.363cm">
              <text:p text:style-name="P1">message</text:p>
              <draw:enhanced-geometry svg:viewBox="0 0 21600 21600" draw:glue-points="10800 0 0 10800 10800 21600 21600 10800" draw:type="flowchart-process" draw:enhanced-path="M 0 0 L 21600 0 21600 21600 0 21600 0 0 Z N"/>
            </draw:custom-shape>
          </table:table-cell>
          <table:table-cell>
            <draw:custom-shape table:end-cell-address="Feuille1.I22" table:end-x="1.196cm" table:end-y="0.334cm" draw:z-index="55" draw:style-name="gr1" svg:width="1.694cm" svg:height="0.9cm" svg:x="1.761cm" svg:y="0.334cm">
              <text:p>répons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2"/>
          <table:table-cell>
            <draw:line table:end-cell-address="Feuille1.L23" table:end-x="0.268cm" table:end-y="0.205cm" draw:z-index="69" draw:style-name="gr3" draw:text-style-name="P1" svg:x1="2.526cm" svg:y1="0.335cm" svg:x2="1.562cm" svg:y2="1.555cm">
              <text:p/>
            </draw:line>
            <draw:line table:end-cell-address="Feuille1.K21" table:end-x="2.094cm" table:end-y="0.335cm" draw:z-index="74" draw:style-name="gr3" draw:text-style-name="P1" svg:x1="2.094cm" svg:y1="0.271cm" svg:x2="0.467cm" svg:y2="0.785cm">
              <text:p/>
            </draw:line>
          </table:table-cell>
          <table:table-cell>
            <draw:line table:end-cell-address="Feuille1.L23" table:end-x="1.196cm" table:end-y="0.141cm" draw:z-index="70" draw:style-name="gr3" draw:text-style-name="P1" svg:x1="0.268cm" svg:y1="0.271cm" svg:x2="1.196cm" svg:y2="1.491cm">
              <text:p/>
            </draw:line>
            <draw:line table:end-cell-address="Feuille1.M22" table:end-x="0.368cm" table:end-y="0.142cm" draw:z-index="71" draw:style-name="gr3" draw:text-style-name="P1" svg:x1="0.467cm" svg:y1="0.271cm" svg:x2="2.626cm" svg:y2="1.042cm">
              <text:p/>
            </draw:line>
          </table:table-cell>
          <table:table-cell/>
        </table:table-row>
        <table:table-row table:style-name="ro1">
          <table:table-cell table:number-columns-repeated="3"/>
          <table:table-cell>
            <draw:custom-shape table:end-cell-address="Feuille1.E23" table:end-x="0.204cm" table:end-y="0.332cm" draw:z-index="20" draw:style-name="gr1" draw:text-style-name="P1" svg:width="1.694cm" svg:height="0.9cm" svg:x="0.768cm" svg:y="0.332cm">
              <text:p text:style-name="P1">auteur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3"/>
          <table:table-cell>
            <draw:path table:end-cell-address="Feuille1.H23" table:end-x="1.534cm" table:end-y="0.277cm" draw:z-index="51" draw:style-name="gr3" draw:text-style-name="P1" svg:width="0.971cm" svg:height="0.964cm" draw:transform="skewX (-0.154461638801469) rotate (-0.94701565213313) translate (1.12908075545408cm -0.00529419341626272cm)" svg:viewBox="0 0 972 965" svg:d="m0-16064 197 140c538 0 548-170 548-170l227-351-180-364-368-80-340 160">
              <text:p/>
            </draw:path>
          </table:table-cell>
          <table:table-cell/>
          <table:table-cell>
            <draw:custom-shape table:end-cell-address="Feuille1.K23" table:end-x="0.536cm" table:end-y="0.079cm" draw:z-index="73" draw:style-name="gr1" draw:text-style-name="P1" svg:width="1.462cm" svg:height="0.836cm" svg:x="1.332cm" svg:y="0.143cm">
              <text:p text:style-name="P1">text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3"/>
        </table:table-row>
        <table:table-row table:style-name="ro1">
          <table:table-cell/>
          <table:table-cell>
            <draw:custom-shape table:end-cell-address="Feuille1.B24" table:end-x="2.16cm" table:end-y="0.207cm" draw:z-index="18" draw:style-name="gr1" draw:text-style-name="P1" svg:width="1.462cm" svg:height="0.836cm" svg:x="0.698cm" svg:y="0.271cm">
              <text:p text:style-name="P1">thèm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table:end-cell-address="Feuille1.D24" table:end-x="0.799cm" table:end-y="0.301cm" draw:z-index="21" draw:style-name="gr1" draw:text-style-name="P1" svg:width="1.461cm" svg:height="0.803cm" svg:x="1.596cm" svg:y="0.398cm">
              <text:p text:style-name="P1">dat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3"/>
          <table:table-cell>
            <draw:line table:end-cell-address="Feuille1.G24" table:end-x="1.964cm" table:end-y="0.047cm" draw:z-index="47" draw:style-name="gr3" draw:text-style-name="P1" svg:x1="1.964cm" svg:y1="0.145cm" svg:x2="0.202cm" svg:y2="0.947cm">
              <text:p/>
            </draw:line>
            <draw:line table:end-cell-address="Feuille1.G25" table:end-x="2.161cm" table:end-y="0.079cm" draw:z-index="48" draw:style-name="gr3" draw:text-style-name="P1" svg:x1="2.161cm" svg:y1="0.208cm" svg:x2="1.431cm" svg:y2="1.429cm">
              <text:p/>
            </draw:line>
            <draw:line table:end-cell-address="Feuille1.H25" table:end-x="0.8cm" table:end-y="0.112cm" draw:z-index="49" draw:style-name="gr3" draw:text-style-name="P1" svg:x1="2.161cm" svg:y1="0.144cm" svg:x2="3.058cm" svg:y2="1.462cm">
              <text:p/>
            </draw:line>
          </table:table-cell>
          <table:table-cell>
            <draw:line table:end-cell-address="Feuille1.I24" table:end-x="0.002cm" table:end-y="0.015cm" draw:z-index="50" draw:style-name="gr3" draw:text-style-name="P1" svg:x1="0.102cm" svg:y1="0.144cm" svg:x2="2.261cm" svg:y2="0.915cm">
              <text:p/>
            </draw:line>
          </table:table-cell>
          <table:table-cell table:number-columns-repeated="4"/>
          <table:table-cell>
            <draw:custom-shape table:end-cell-address="Feuille1.M24" table:end-x="1.8cm" table:end-y="0.108cm" draw:z-index="67" draw:style-name="gr1" draw:text-style-name="P1" svg:width="1.694cm" svg:height="0.9cm" svg:x="0.106cm" svg:y="0.108cm">
              <text:p text:style-name="P1">auteur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</table:table-row>
        <table:table-row table:style-name="ro1">
          <table:table-cell table:number-columns-repeated="2"/>
          <table:table-cell>
            <draw:custom-shape table:end-cell-address="Feuille1.C25" table:end-x="1.497cm" table:end-y="0.013cm" draw:z-index="19" draw:style-name="gr1" draw:text-style-name="P1" svg:width="1.328cm" svg:height="0.804cm" svg:x="0.169cm" svg:y="0.109cm">
              <text:p text:style-name="P1">titre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2"/>
          <table:table-cell>
            <draw:custom-shape table:end-cell-address="Feuille1.G25" table:end-x="0.536cm" table:end-y="0.338cm" draw:z-index="43" draw:style-name="gr1" draw:text-style-name="P1" svg:width="1.462cm" svg:height="0.836cm" svg:x="1.332cm" svg:y="0.402cm">
              <text:p text:style-name="P1">text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/>
          <table:table-cell>
            <draw:custom-shape table:end-cell-address="Feuille1.I26" table:end-x="1.993cm" table:end-y="0.365cm" draw:z-index="45" draw:style-name="gr1" draw:text-style-name="P1" svg:width="2.253cm" svg:height="1.284cm" svg:x="1.999cm" svg:y="0.431cm">
              <text:p text:style-name="P1">Auteur</text:p>
              <text:p text:style-name="P1">dest/exp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2"/>
          <table:table-cell>
            <draw:custom-shape table:end-cell-address="Feuille1.K25" table:end-x="2.03cm" table:end-y="0.078cm" draw:z-index="66" draw:style-name="gr1" draw:text-style-name="P1" svg:width="1.328cm" svg:height="0.804cm" svg:x="0.702cm" svg:y="0.174cm">
              <text:p text:style-name="P1">titre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Feuille1.L25" table:end-x="1.964cm" table:end-y="0.077cm" draw:z-index="68" draw:style-name="gr1" draw:text-style-name="P1" svg:width="1.461cm" svg:height="0.803cm" svg:x="0.503cm" svg:y="0.174cm">
              <text:p text:style-name="P1">dat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>
            <draw:custom-shape table:end-cell-address="Feuille1.G26" table:end-x="2.064cm" table:end-y="0.434cm" draw:z-index="44" draw:style-name="gr1" draw:text-style-name="P1" svg:width="1.328cm" svg:height="0.804cm" svg:x="0.736cm" svg:y="0.08cm">
              <text:p text:style-name="P1">(titre)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Feuille1.H27" table:end-x="1.665cm" table:end-y="0.016cm" draw:z-index="46" draw:style-name="gr1" draw:text-style-name="P1" svg:width="1.461cm" svg:height="0.803cm" svg:x="0.204cm" svg:y="0.112cm">
              <text:p text:style-name="P1">dat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5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4">04/02/2013</text:date>, <text:time>18:4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lorent </meta:initial-creator>
    <meta:creation-date>2013-02-04T17:47:50</meta:creation-date>
    <dc:date>2013-02-04T18:43:22</dc:date>
    <dc:creator>florent </dc:creator>
    <meta:editing-duration>PT00H09M04S</meta:editing-duration>
    <meta:editing-cycles>1</meta:editing-cycles>
    <meta:document-statistic meta:table-count="3" meta:cell-count="1" meta:object-count="75"/>
    <meta:generator>OpenOffice.org/3.2$Linux OpenOffice.org_project/320m12$Build-9483</meta:generator>
  </office:meta>
</office:document-meta>
</file>